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4">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4T00:47:33.312094081</dc:date>
    <meta:editing-duration>PT11H36M46S</meta:editing-duration>
    <meta:editing-cycles>159</meta:editing-cycles>
    <meta:generator>LibreOffice/5.2.3.3$Linux_X86_64 LibreOffice_project/20m0$Build-3</meta:generator>
    <meta:document-statistic meta:table-count="3" meta:cell-count="11901" meta:object-count="0"/>
  </office:meta>
</office:document-meta>
</file>